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FreeSans1" svg:font-family="FreeSans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3cm"/>
    </style:style>
    <style:style style:name="gr3" style:family="graphic" style:parent-style-name="standard">
      <style:graphic-properties draw:stroke="none" svg:stroke-color="#000000" draw:fill="none" draw:fill-color="#ffffff" fo:min-height="5.35cm"/>
    </style:style>
    <style:style style:name="gr4" style:family="graphic" style:parent-style-name="standard">
      <style:graphic-properties draw:stroke="none" svg:stroke-color="#000000" draw:fill="none" draw:fill-color="#ffffff" fo:min-height="4.762cm"/>
    </style:style>
    <style:style style:name="gr5" style:family="graphic" style:parent-style-name="standard">
      <style:graphic-properties draw:stroke="none" svg:stroke-color="#000000" draw:fill="none" draw:fill-color="#ffffff" fo:min-height="5.793cm"/>
    </style:style>
    <style:style style:name="gr6" style:family="graphic" style:parent-style-name="standard">
      <style:graphic-properties draw:stroke="none" svg:stroke-color="#000000" draw:fill="none" draw:fill-color="#ffffff" fo:min-height="5.95cm"/>
    </style:style>
    <style:style style:name="gr7" style:family="graphic" style:parent-style-name="standard">
      <style:graphic-properties draw:stroke="none" svg:stroke-color="#000000" draw:fill="none" draw:fill-color="#ffffff" fo:min-height="5.728cm"/>
    </style:style>
    <style:style style:name="gr8" style:family="graphic" style:parent-style-name="standard">
      <style:graphic-properties draw:stroke="none" svg:stroke-color="#000000" draw:fill="none" draw:fill-color="#ffffff" fo:min-height="5.55cm"/>
    </style:style>
    <style:style style:name="gr9" style:family="graphic" style:parent-style-name="standard">
      <style:graphic-properties draw:stroke="none" svg:stroke-color="#000000" draw:fill="none" draw:fill-color="#ffffff" fo:min-height="5.595cm"/>
    </style:style>
    <style:style style:name="gr10" style:family="graphic" style:parent-style-name="standard">
      <style:graphic-properties draw:stroke="none" svg:stroke-color="#000000" draw:fill="none" draw:fill-color="#ffffff" fo:min-height="2.362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gr12" style:family="graphic" style:parent-style-name="standard">
      <style:graphic-properties draw:stroke="none" svg:stroke-color="#000000" draw:fill="none" draw:fill-color="#ffffff" fo:min-height="3.936cm"/>
    </style:style>
    <style:style style:name="gr13" style:family="graphic" style:parent-style-name="standard">
      <style:graphic-properties draw:stroke="none" svg:stroke-color="#000000" draw:fill="none" draw:fill-color="#ffffff" fo:min-height="3.149cm"/>
    </style:style>
    <style:style style:name="gr14" style:family="graphic" style:parent-style-name="standard">
      <style:graphic-properties draw:stroke="none" svg:stroke-color="#000000" draw:fill="none" draw:fill-color="#ffffff" fo:min-height="4.723cm"/>
    </style:style>
    <style:style style:name="gr15" style:family="graphic" style:parent-style-name="standard">
      <style:graphic-properties draw:stroke="none" svg:stroke-color="#000000" draw:fill="none" draw:fill-color="#ffffff" fo:min-height="5.51cm"/>
    </style:style>
    <style:style style:name="gr16" style:family="graphic" style:parent-style-name="standard">
      <style:graphic-properties draw:stroke="none" svg:stroke-color="#000000" draw:fill="none" draw:fill-color="#ffffff" fo:min-height="8.815cm"/>
    </style:style>
    <style:style style:name="gr17" style:family="graphic" style:parent-style-name="standard">
      <style:graphic-properties draw:stroke="none" svg:stroke-color="#000000" draw:fill="none" draw:fill-color="#ffffff" fo:min-height="0.5cm"/>
    </style:style>
    <style:style style:name="gr18" style:family="graphic" style:parent-style-name="standard">
      <style:graphic-properties draw:stroke="none" svg:stroke-color="#000000" draw:fill="none" draw:fill-color="#ffffff" fo:min-height="0.815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gr20" style:family="graphic" style:parent-style-name="standard">
      <style:graphic-properties draw:stroke="none" svg:stroke-color="#000000" draw:fill="none" draw:fill-color="#ffffff" fo:min-height="1.31cm"/>
    </style:style>
    <style:style style:name="gr21" style:family="graphic" style:parent-style-name="standard">
      <style:graphic-properties draw:stroke="none" svg:stroke-color="#000000" draw:fill="none" draw:fill-color="#ffffff" fo:min-height="4.169cm"/>
    </style:style>
    <style:style style:name="gr22" style:family="graphic" style:parent-style-name="standard">
      <style:graphic-properties draw:stroke="none" svg:stroke-color="#000000" draw:fill="none" draw:fill-color="#ffffff" fo:min-height="2.949cm"/>
    </style:style>
    <style:style style:name="gr23" style:family="graphic" style:parent-style-name="standard">
      <style:graphic-properties draw:stroke="none" svg:stroke-color="#000000" draw:fill="none" draw:fill-color="#ffffff" fo:min-height="5.25cm"/>
    </style:style>
    <style:style style:name="gr24" style:family="graphic" style:parent-style-name="standard">
      <style:graphic-properties draw:stroke="none" svg:stroke-color="#000000" draw:fill="none" draw:fill-color="#ffffff" fo:min-height="5.493cm"/>
    </style:style>
    <style:style style:name="gr25" style:family="graphic" style:parent-style-name="standard">
      <style:graphic-properties draw:stroke="none" svg:stroke-color="#000000" draw:fill="none" draw:fill-color="#ffffff" fo:min-height="6.05cm"/>
    </style:style>
    <style:style style:name="gr26" style:family="graphic" style:parent-style-name="standard">
      <style:graphic-properties draw:stroke="none" svg:stroke-color="#000000" draw:fill="none" draw:fill-color="#ffffff" fo:min-height="5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Consolas" fo:font-size="20pt" style:font-size-asian="20pt" style:font-size-complex="20pt"/>
    </style:style>
    <style:style style:name="P5" style:family="paragraph">
      <style:paragraph-properties fo:text-align="center"/>
      <style:text-properties style:font-name="Consolas" fo:font-size="19pt" style:font-size-asian="19pt" style:font-size-complex="19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style:font-name="Arial1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cm" fo:text-align="start"/>
      <style:text-properties fo:font-size="19pt" style:font-size-asian="19pt" style:font-size-complex="19pt"/>
    </style:style>
    <style:style style:name="P14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top="0cm" fo:margin-bottom="0cm"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onsolas" fo:font-size="19pt" style:font-size-asian="19pt" style:font-size-complex="19pt"/>
    </style:style>
    <style:style style:name="T4" style:family="text">
      <style:text-properties style:font-name="Consolas" fo:font-size="16pt" style:font-size-asian="16pt" style:font-size-complex="16pt"/>
    </style:style>
    <style:style style:name="T5" style:family="text">
      <style:text-properties style:font-name="Consolas" fo:font-size="12pt" style:font-size-asian="12pt" style:font-size-complex="12pt"/>
    </style:style>
    <style:style style:name="T6" style:family="text">
      <style:text-properties style:font-name="Consolas" fo:font-size="15pt" style:font-size-asian="15pt" style:font-size-complex="15pt"/>
    </style:style>
    <style:style style:name="T7" style:family="text">
      <style:text-properties style:font-name="Consolas"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" fo:font-size="19pt" fo:font-weight="normal" style:font-size-asian="19pt" style:font-weight-asian="normal" style:font-size-complex="19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text-outline="false" style:text-line-through-style="none" style:text-line-through-type="none" fo:font-size="19pt" fo:font-style="normal" fo:text-shadow="none" style:text-underline-style="none" style:letter-kerning="true" style:font-name-asian="宋体" style:font-size-asian="19pt" style:language-asian="en" style:country-asian="US" style:font-style-asian="normal" style:font-name-complex="Lucida Sans" style:font-size-complex="19pt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2" fo:font-size="19pt" fo:font-style="normal" fo:text-shadow="none" style:text-underline-style="none" fo:font-weight="bold" style:letter-kerning="true" style:font-name-asian="宋体" style:font-size-asian="19pt" style:language-asian="en" style:country-asian="US" style:font-style-asian="normal" style:font-weight-asian="bold" style:font-name-complex="Lucida Sans" style:font-size-complex="1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letter-kerning="true" style:font-name-asian="宋体" style:font-size-asian="19pt" style:language-asian="en" style:country-asian="US" style:font-style-asian="normal" style:font-weight-asian="normal" style:font-name-complex="Lucida Sans" style:font-size-complex="1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letter-kerning="true" style:font-name-asian="宋体" style:font-size-asian="19pt" style:font-style-asian="normal" style:font-weight-asian="normal" style:font-name-complex="Lucida Sans" style:font-size-complex="1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宋体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2" draw:text-style-name="P2" draw:layer="layout" svg:width="8cm" svg:height="1.55cm" svg:x="1.2cm" svg:y="2.55cm">
          <draw:text-box>
            <text:p text:style-name="P1"><text:span text:style-name="T1">ACTION 1</text:span></text:p>
          </draw:text-box>
        </draw:frame>
        <draw:frame draw:style-name="gr2" draw:text-style-name="P3" draw:layer="layout" svg:width="8cm" svg:height="1.55cm" svg:x="11.8cm" svg:y="2.55cm">
          <draw:text-box>
            <text:p text:style-name="P1"><text:span text:style-name="T2">ACTION 2</text:span></text:p>
          </draw:text-box>
        </draw:frame>
        <draw:frame draw:style-name="gr2" draw:text-style-name="P3" draw:layer="layout" svg:width="8cm" svg:height="1.55cm" svg:x="1.2cm" svg:y="8.35cm">
          <draw:text-box>
            <text:p text:style-name="P1"><text:span text:style-name="T2">ACTION 3</text:span></text:p>
          </draw:text-box>
        </draw:frame>
        <draw:frame draw:style-name="gr2" draw:text-style-name="P3" draw:layer="layout" svg:width="8cm" svg:height="1.55cm" svg:x="11.9cm" svg:y="8.25cm">
          <draw:text-box>
            <text:p text:style-name="P1"><text:span text:style-name="T2">ACTION 4</text:span></text:p>
          </draw:text-box>
        </draw:frame>
        <draw:frame draw:style-name="gr2" draw:text-style-name="P3" draw:layer="layout" svg:width="8cm" svg:height="1.55cm" svg:x="11.8cm" svg:y="14.25cm">
          <draw:text-box>
            <text:p text:style-name="P1"><text:span text:style-name="T2">ACTION 6</text:span></text:p>
          </draw:text-box>
        </draw:frame>
        <draw:frame draw:style-name="gr2" draw:text-style-name="P3" draw:layer="layout" svg:width="8cm" svg:height="1.55cm" svg:x="11.9cm" svg:y="20.15cm">
          <draw:text-box>
            <text:p text:style-name="P1"><text:span text:style-name="T2">ACTION 8</text:span></text:p>
          </draw:text-box>
        </draw:frame>
        <draw:frame draw:style-name="gr2" draw:text-style-name="P3" draw:layer="layout" svg:width="8cm" svg:height="1.55cm" svg:x="1.2cm" svg:y="14.25cm">
          <draw:text-box>
            <text:p text:style-name="P1"><text:span text:style-name="T2">ACTION 5</text:span></text:p>
          </draw:text-box>
        </draw:frame>
        <draw:frame draw:style-name="gr2" draw:text-style-name="P3" draw:layer="layout" svg:width="8cm" svg:height="1.55cm" svg:x="1.3cm" svg:y="20.15cm">
          <draw:text-box>
            <text:p text:style-name="P1"><text:span text:style-name="T2">ACTION 7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2">ACTION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2">A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3" draw:text-style-name="P4" draw:layer="layout" svg:width="9.4cm" svg:height="5.6cm" svg:x="1cm" svg:y="1cm">
          <draw:text-box>
            <text:p text:style-name="P1"><text:span text:style-name="T3">Visiter un site web.</text:span></text:p>
            <text:p text:style-name="P1"><text:span text:style-name="T4">(action 1)</text:span></text:p>
            <text:p text:style-name="P1"><text:span text:style-name="T4"/></text:p>
            <text:p text:style-name="P1"><text:span text:style-name="T5">---</text:span></text:p>
            <text:p text:style-name="P1"><text:span text:style-name="T5">Le site connaîtra votre navigateur et système d'exploitation.</text:span></text:p>
            <text:p text:style-name="P1"><text:span text:style-name="T6"/></text:p>
            <text:p text:style-name="P1"><text:span text:style-name="T6">Difficulté : 1</text:span></text:p>
          </draw:text-box>
        </draw:frame>
        <draw:frame draw:style-name="gr4" draw:text-style-name="P4" draw:layer="layout" svg:width="9.8cm" svg:height="5.012cm" svg:x="10.4cm" svg:y="1.088cm">
          <draw:text-box>
            <text:p text:style-name="P1"><text:span text:style-name="T3">Faire une recherche sur Google/Yahoo</text:span><text:span text:style-name="T7">.</text:span></text:p>
            <text:p text:style-name="P1"><text:span text:style-name="T4">(action 2)</text:span></text:p>
            <text:p text:style-name="P1"><text:span text:style-name="T5">---</text:span></text:p>
            <text:p text:style-name="P1"><text:span text:style-name="T8">Les mots que vous recherchez sont conservés par le moteur de recherche.</text:span></text:p>
            <text:p text:style-name="P1"><text:span text:style-name="T9"><text:s text:c="3"/></text:span><text:span text:style-name="T10">Difficulté : 2</text:span></text:p>
          </draw:text-box>
        </draw:frame>
        <draw:frame draw:style-name="gr5" draw:text-style-name="P5" draw:layer="layout" svg:width="9.5cm" svg:height="6.043cm" svg:x="1cm" svg:y="6.1cm">
          <draw:text-box>
            <text:p text:style-name="P1"><text:span text:style-name="T3">Poster une photo sur Twitter/Instagram.</text:span></text:p>
            <text:p text:style-name="P1"><text:span text:style-name="T4">(action 3)</text:span></text:p>
            <text:p text:style-name="P1"><text:span text:style-name="T5">---</text:span></text:p>
            <text:p text:style-name="P1"><text:span text:style-name="T5">Les photos contiennent des méta-données comme par exemple les coordonnées GPS du lieu où elles ont été prises.</text:span><text:span text:style-name="T6"> <text:s/></text:span><text:span text:style-name="T6"><text:tab/></text:span><text:span text:style-name="T6"><text:tab/></text:span><text:span text:style-name="T6"> <text:s text:c="2"/></text:span></text:p>
            <text:p text:style-name="P1"><text:span text:style-name="T6"><text:s text:c="6"/></text:span><text:span text:style-name="T6">Difficulté : 2</text:span></text:p>
          </draw:text-box>
        </draw:frame>
        <draw:frame draw:style-name="gr6" draw:text-style-name="P5" draw:layer="layout" svg:width="9.3cm" svg:height="6.2cm" svg:x="10.6cm" svg:y="6.1cm">
          <draw:text-box>
            <text:p text:style-name="P1"><text:span text:style-name="T3">Ajouter des informations sur son profil Facebook.</text:span></text:p>
            <text:p text:style-name="P1"><text:span text:style-name="T4">(action 4)</text:span></text:p>
            <text:p text:style-name="P1"><text:span text:style-name="T5">---</text:span></text:p>
            <text:p text:style-name="P1"><text:span text:style-name="T5"><text:s/></text:span><text:span text:style-name="T5">Les informations que vous postez peuvent être accessibles à un public + large que prévu.</text:span></text:p>
            <text:p text:style-name="P1"><text:span text:style-name="T3"><text:s text:c="12"/></text:span></text:p>
            <text:p text:style-name="P1"><text:span text:style-name="T3"><text:s text:c="12"/></text:span><text:span text:style-name="T6">Difficulté : 2</text:span></text:p>
          </draw:text-box>
        </draw:frame>
        <draw:frame draw:style-name="gr7" draw:text-style-name="P4" draw:layer="layout" svg:width="9.4cm" svg:height="6.283cm" svg:x="10.6cm" svg:y="12cm">
          <draw:text-box>
            <text:p text:style-name="P1"><text:span text:style-name="T3">Envoyer un e-mail depuis gmail.com/hotmail.fr</text:span></text:p>
            <text:p text:style-name="P1"><text:span text:style-name="T4">(action 6)</text:span></text:p>
            <text:p text:style-name="P1"><text:span text:style-name="T5">---</text:span></text:p>
            <text:p text:style-name="P1"><text:span text:style-name="T5">Les hébergeurs (Google par ex.) de vos e-mails ont accès aux contenus de vos courriers et les analysent afin de vous cibler via les publicités incrustées sur la page de lecture de vos e-mails.</text:span></text:p>
            <text:p text:style-name="P1"><text:span text:style-name="T7"><text:s text:c="12"/></text:span><text:span text:style-name="T6">Difficulté : 4</text:span></text:p>
          </draw:text-box>
        </draw:frame>
        <draw:frame draw:style-name="gr3" draw:text-style-name="P4" draw:layer="layout" svg:width="9.3cm" svg:height="6.57cm" svg:x="10.7cm" svg:y="18cm">
          <draw:text-box>
            <text:p text:style-name="P1"><text:span text:style-name="T3">S'identifier avec mot de passe sur un site non sécurisé (</text:span><text:span text:style-name="T11">HTTP</text:span><text:span text:style-name="T3">).</text:span></text:p>
            <text:p text:style-name="P1"><text:span text:style-name="T4">(action 8)</text:span></text:p>
            <text:p text:style-name="P1"><text:span text:style-name="T5">---</text:span></text:p>
            <text:p text:style-name="P1"><text:span text:style-name="T5">Lorsque vous ne passez pas par le HTTPS (le petit cadenas), vos mots de passe peuvent être interceptés.</text:span></text:p>
            <text:p text:style-name="P1"><text:span text:style-name="T5"/></text:p>
            <text:p text:style-name="P1"><text:span text:style-name="T7"><text:s text:c="12"/></text:span><text:span text:style-name="T6">Difficulté : 3</text:span></text:p>
          </draw:text-box>
        </draw:frame>
        <draw:frame draw:style-name="gr8" draw:text-style-name="P5" draw:layer="layout" svg:width="9.3cm" svg:height="5.8cm" svg:x="1.032cm" svg:y="11.932cm">
          <draw:text-box>
            <text:p text:style-name="P1"><text:span text:style-name="T3">Faire un achat sur une Amazon/ebay.</text:span></text:p>
            <text:p text:style-name="P1"><text:span text:style-name="T4">(action 5)</text:span></text:p>
            <text:p text:style-name="P1"><text:span text:style-name="T5">---</text:span></text:p>
            <text:p text:style-name="P1"><text:span text:style-name="T5">La boutique en ligne garde des traces des produits que vous consultez dans des "cookies" afin de vous proposer des produits similaires lors de votre prochaine navigation.</text:span><text:span text:style-name="T6">Difficulté : 4</text:span></text:p>
          </draw:text-box>
        </draw:frame>
        <draw:frame draw:style-name="gr9" draw:text-style-name="P4" draw:layer="layout" svg:width="9.5cm" svg:height="6.362cm" svg:x="1cm" svg:y="17.855cm">
          <draw:text-box>
            <text:p text:style-name="P1"><text:span text:style-name="T3">Visiter un site avec des publicités ou un bouton de partage Facebook.</text:span></text:p>
            <text:p text:style-name="P1"><text:span text:style-name="T4">(action 7)</text:span></text:p>
            <text:p text:style-name="P1"><text:span text:style-name="T5">---</text:span></text:p>
            <text:p text:style-name="P1"><text:span text:style-name="T5">Le simple fait que le navigateur affiche ce bouton ou publicité envoie l'information à Facebook que vous êtes en train de visiter la page courante.</text:span></text:p>
            <text:p text:style-name="P1"><text:span text:style-name="T6"><text:s text:c="16"/></text:span><text:span text:style-name="T6">Difficulté : 3</text:span></text:p>
          </draw:text-box>
        </draw:frame>
        <draw:frame draw:style-name="gr2" draw:text-style-name="P4" draw:layer="layout" svg:width="8cm" svg:height="1.55cm" svg:x="11.9cm" svg:y="25.95cm">
          <draw:text-box>
            <text:p text:style-name="P1"><text:span text:style-name="T7">This is a card.</text:span></text:p>
          </draw:text-box>
        </draw:frame>
        <draw:frame draw:style-name="gr2" draw:text-style-name="P4" draw:layer="layout" svg:width="8cm" svg:height="1.55cm" svg:x="1.3cm" svg:y="25.95cm">
          <draw:text-box>
            <text:p text:style-name="P1"><text:span text:style-name="T7">This is a card.</text:span></text:p>
          </draw:text-box>
        </draw:frame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2" draw:layer="layout" svg:width="8cm" svg:height="2.639cm" svg:x="1.2cm" svg:y="2.55cm">
          <draw:text-box>
            <text:p text:style-name="P1"><text:span text:style-name="T1">INFORMATION 1</text:span></text:p>
            <text:p text:style-name="P1"><text:span text:style-name="T1"/></text:p>
            <text:p text:style-name="P1"><text:span text:style-name="T1">*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2">INFORMATION 3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.3cm" svg:y="20.15cm">
          <draw:text-box>
            <text:p text:style-name="P1"><text:span text:style-name="T2">INFORMATION 7</text:span></text:p>
            <text:p text:style-name="P1"><text:span text:style-name="T2"/></text:p>
            <text:p text:style-name="P1"><text:span text:style-name="T2">*</text:span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4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Windows 8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12">Scandale Snowden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Oran, Algéri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12">Statut : en vacance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>Plantes carnivore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2" draw:text-style-name="P3" draw:layer="layout" svg:width="8cm" svg:height="4.231cm" svg:x="11.9cm" svg:y="19.15cm">
          <draw:text-box>
            <text:p text:style-name="P1"><text:span text:style-name="T12">Pseudo :</text:span></text:p>
            <text:p text:style-name="P1"><text:span text:style-name="T12">birdymiamiam </text:span></text:p>
            <text:p text:style-name="P1"><text:span text:style-name="T12">Mot de passe : ad23jf*0hgjfksmsk?jqpe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12">Guide du routard du Maroc</text:span></text:p>
            <text:p text:style-name="P6"><text:span text:style-name="T12"/></text:p>
          </draw:text-box>
        </draw:frame>
        <draw:frame draw:style-name="gr13" draw:text-style-name="P3" draw:layer="layout" svg:width="8cm" svg:height="3.435cm" svg:x="1.3cm" svg:y="19.85cm">
          <draw:text-box>
            <text:p text:style-name="P1"><text:span text:style-name="T12">wordreference.com</text:span></text:p>
            <text:p text:style-name="P1"><text:span text:style-name="T12">(dictionnaire en ligne)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</draw:page>
      <draw:page draw:name="page5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2" draw:layer="layout" svg:width="8cm" svg:height="2.639cm" svg:x="1.2cm" svg:y="2.55cm">
          <draw:text-box>
            <text:p text:style-name="P1"><text:span text:style-name="T1">INFORMATION 1</text:span></text:p>
            <text:p text:style-name="P1"><text:span text:style-name="T1"/></text:p>
            <text:p text:style-name="P1"><text:span text:style-name="T1">+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2">INFORMATION 3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.3cm" svg:y="20.15cm">
          <draw:text-box>
            <text:p text:style-name="P1"><text:span text:style-name="T2">INFORMATION 7</text:span></text:p>
            <text:p text:style-name="P1"><text:span text:style-name="T2"/></text:p>
            <text:p text:style-name="P1"><text:span text:style-name="T2">+</text:span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6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Mac OS X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12">Mozilla Fondation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La Paz, Bolivi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3" draw:text-style-name="P3" draw:layer="layout" svg:width="8cm" svg:height="3.435cm" svg:x="11.9cm" svg:y="8.25cm">
          <draw:text-box>
            <text:p text:style-name="P1"><text:span text:style-name="T12">Profession : travaille dans la restauration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>Logiciel libr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2" draw:text-style-name="P3" draw:layer="layout" svg:width="8cm" svg:height="4.231cm" svg:x="11.9cm" svg:y="19.15cm">
          <draw:text-box>
            <text:p text:style-name="P1"><text:span text:style-name="T12">Pseudo :</text:span></text:p>
            <text:p text:style-name="P1"><text:span text:style-name="T12">tyrex </text:span></text:p>
            <text:p text:style-name="P1"><text:span text:style-name="T12">Mot de passe : godzillarockstheworld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12">Saison 4 de Doctor Who en espagnol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.3cm" svg:y="19.85cm">
          <draw:text-box>
            <text:p text:style-name="P1"><text:span text:style-name="T12">marmiton.org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</draw:page>
      <draw:page draw:name="page7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2" draw:layer="layout" svg:width="8cm" svg:height="2.639cm" svg:x="1.2cm" svg:y="2.55cm">
          <draw:text-box>
            <text:p text:style-name="P1"><text:span text:style-name="T1">INFORMATION 1</text:span></text:p>
            <text:p text:style-name="P1"><text:span text:style-name="T1"/></text:p>
            <text:p text:style-name="P1"><text:span text:style-name="T1">°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2">INFORMATION 3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.3cm" svg:y="20.15cm">
          <draw:text-box>
            <text:p text:style-name="P1"><text:span text:style-name="T2">INFORMATION 7</text:span></text:p>
            <text:p text:style-name="P1"><text:span text:style-name="T2"/></text:p>
            <text:p text:style-name="P1"><text:span text:style-name="T2">°</text:span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8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Linux</text:span></text:p>
            <text:p text:style-name="P6"><text:span text:style-name="T12"/></text:p>
          </draw:text-box>
        </draw:frame>
        <draw:frame draw:style-name="gr13" draw:text-style-name="P3" draw:layer="layout" svg:width="8cm" svg:height="3.435cm" svg:x="11.8cm" svg:y="2.55cm">
          <draw:text-box>
            <text:p text:style-name="P1"><text:span text:style-name="T12">Recette de gâteau au chocolat au matcha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Toulouse, Franc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3" draw:text-style-name="P3" draw:layer="layout" svg:width="8cm" svg:height="3.435cm" svg:x="11.9cm" svg:y="8.25cm">
          <draw:text-box>
            <text:p text:style-name="P1"><text:span text:style-name="T12">Centres d'intérêts : informatique, sécurité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>Ville ros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4" draw:text-style-name="P3" draw:layer="layout" svg:width="8cm" svg:height="5.027cm" svg:x="11.9cm" svg:y="19.15cm">
          <draw:text-box>
            <text:p text:style-name="P1"><text:span text:style-name="T12">Pseudo :</text:span></text:p>
            <text:p text:style-name="P1"><text:span text:style-name="T12">x0</text:span></text:p>
            <text:p text:style-name="P1"><text:span text:style-name="T12">Mot de passe : cemotdepassenestpastrèssécurisé</text:span></text:p>
            <text:p text:style-name="P6"><text:span text:style-name="T12"/></text:p>
          </draw:text-box>
        </draw:frame>
        <draw:frame draw:style-name="gr15" draw:text-style-name="P3" draw:layer="layout" svg:width="8cm" svg:height="5.823cm" svg:x="1.4cm" svg:y="12.5cm">
          <draw:text-box>
            <text:p text:style-name="P1"><text:span text:style-name="T12">Livre « We Are Many »</text:span></text:p>
            <text:p text:style-name="P1"><text:span text:style-name="T12">Réflexions sur la stratégie du <text:s/>Mouvement depuis l'Occupation jusqu'à la Libération.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.3cm" svg:y="19.85cm">
          <draw:text-box>
            <text:p text:style-name="P1"><text:span text:style-name="T12">lemonde.fr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</draw:page>
      <draw:page draw:name="page9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2" draw:layer="layout" svg:width="8cm" svg:height="2.639cm" svg:x="1.2cm" svg:y="2.55cm">
          <draw:text-box>
            <text:p text:style-name="P1"><text:span text:style-name="T1">INFORMATION 1</text:span></text:p>
            <text:p text:style-name="P1"><text:span text:style-name="T1"/></text:p>
            <text:p text:style-name="P1"><text:span text:style-name="T1">§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2">INFORMATION 3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.3cm" svg:y="20.15cm">
          <draw:text-box>
            <text:p text:style-name="P1"><text:span text:style-name="T2">INFORMATION 7</text:span></text:p>
            <text:p text:style-name="P1"><text:span text:style-name="T2"/></text:p>
            <text:p text:style-name="P1"><text:span text:style-name="T2">§</text:span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10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Linux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12">Carte des transport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Taipei, Taiwan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12">Age : 42 an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>Retard trafic perturbé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2" draw:text-style-name="P3" draw:layer="layout" svg:width="8cm" svg:height="4.231cm" svg:x="11.9cm" svg:y="19.15cm">
          <draw:text-box>
            <text:p text:style-name="P1"><text:span text:style-name="T12">Pseudo :</text:span></text:p>
            <text:p text:style-name="P1"><text:span text:style-name="T12">Oiseau2feu</text:span></text:p>
            <text:p text:style-name="P1"><text:span text:style-name="T12">Mot de passe : 42estlareponse</text:span></text:p>
            <text:p text:style-name="P6"><text:span text:style-name="T12"/></text:p>
          </draw:text-box>
        </draw:frame>
        <draw:frame draw:style-name="gr11" draw:text-style-name="P3" draw:layer="layout" svg:width="8cm" svg:height="1.843cm" svg:x="1.4cm" svg:y="14.25cm">
          <draw:text-box>
            <text:p text:style-name="P1"><text:span text:style-name="T12">Grammaire en cantonnais</text:span></text:p>
          </draw:text-box>
        </draw:frame>
        <draw:frame draw:style-name="gr2" draw:text-style-name="P3" draw:layer="layout" svg:width="8cm" svg:height="1.55cm" svg:x="1.3cm" svg:y="19.85cm">
          <draw:text-box>
            <text:p text:style-name="P1"><text:span text:style-name="T12">youtube.com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</draw:page>
      <draw:page draw:name="page11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2" draw:text-style-name="P2" draw:layer="layout" svg:width="8cm" svg:height="1.55cm" svg:x="1.2cm" svg:y="2.55cm">
          <draw:text-box>
            <text:p text:style-name="P1"><text:span text:style-name="T1">PROTECTION</text:span></text:p>
          </draw:text-box>
        </draw:frame>
        <draw:frame draw:style-name="gr2" draw:text-style-name="P3" draw:layer="layout" svg:width="8cm" svg:height="1.55cm" svg:x="11.8cm" svg:y="2.5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.2cm" svg:y="8.3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1.9cm" svg:y="8.2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1.8cm" svg:y="14.2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1.9cm" svg:y="20.1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.2cm" svg:y="14.2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.3cm" svg:y="20.1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2">PROTECTION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2">PROTECTION</text:span></text:p>
          </draw:text-box>
        </draw:frame>
      </draw:page>
      <draw:page draw:name="page12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3" draw:text-style-name="P3" draw:layer="layout" svg:width="8cm" svg:height="3.435cm" svg:x="1.2cm" svg:y="2.55cm">
          <draw:text-box>
            <text:p text:style-name="P1"><text:span text:style-name="T12">Installer une extension pour changer de User Agent.</text:span></text:p>
            <text:p text:style-name="P6"><text:span text:style-name="T12"/></text:p>
          </draw:text-box>
        </draw:frame>
        <draw:frame draw:style-name="gr14" draw:text-style-name="P3" draw:layer="layout" svg:width="8.4cm" svg:height="5.027cm" svg:x="11.4cm" svg:y="1.55cm">
          <draw:text-box>
            <text:p text:style-name="P1"><text:span text:style-name="T12">Utiliser un moteur de recherche qui </text:span><text:span text:style-name="T13">anonymise ou </text:span><text:span text:style-name="T12">ne stocke pas <text:s/>les requêtes.</text:span></text:p>
            <text:p text:style-name="P1"><text:span text:style-name="T12"/></text:p>
            <text:p text:style-name="P1"><text:span text:style-name="T12"/></text:p>
          </draw:text-box>
        </draw:frame>
        <draw:frame draw:style-name="gr14" draw:text-style-name="P3" draw:layer="layout" svg:width="8cm" svg:height="5.027cm" svg:x="1.2cm" svg:y="7.35cm">
          <draw:text-box>
            <text:p text:style-name="P1"><text:span text:style-name="T12">Désactiver la géolocalisation ou/et supprimer les meta donnés de la photo.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2" draw:text-style-name="P3" draw:layer="layout" svg:width="8cm" svg:height="4.231cm" svg:x="11.9cm" svg:y="8.25cm">
          <draw:text-box>
            <text:p text:style-name="P1"><text:span text:style-name="T12">Régler les paramètres de confidentialité de son compte.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4" draw:text-style-name="P3" draw:layer="layout" svg:width="8cm" svg:height="5.027cm" svg:x="11.8cm" svg:y="13.55cm">
          <draw:text-box>
            <text:p text:style-name="P1"><text:span text:style-name="T12">Envoyer un e-mail chiffré depuis un service mail auto-hébergé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1" draw:text-style-name="P3" draw:layer="layout" svg:width="8cm" svg:height="1.843cm" svg:x="12cm" svg:y="19.85cm">
          <draw:text-box>
            <text:p text:style-name="P1"><text:span text:style-name="T12">Installer un bloqueur de pubs (ex : AdBlocks)</text:span></text:p>
          </draw:text-box>
        </draw:frame>
        <draw:frame draw:style-name="gr2" draw:text-style-name="P3" draw:layer="layout" svg:width="8cm" svg:height="1.55cm" svg:x="1.4cm" svg:y="14.25cm">
          <draw:text-box>
            <text:p text:style-name="P1"><text:span text:style-name="T12">Supprimer ses cookies.</text:span></text:p>
          </draw:text-box>
        </draw:frame>
        <draw:frame draw:style-name="gr10" draw:text-style-name="P3" draw:layer="layout" svg:width="8cm" svg:height="2.639cm" svg:x="1.3cm" svg:y="19.85cm">
          <draw:text-box>
            <text:p text:style-name="P1"><text:span text:style-name="T12">Installer un bloqueur de tracker (ex : Do Not Track)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Passer par HTTPS.</text:span></text:p>
          </draw:text-box>
        </draw:frame>
        <draw:frame draw:style-name="gr10" draw:text-style-name="P3" draw:layer="layout" svg:width="8cm" svg:height="2.639cm" svg:x="1.3cm" svg:y="25.35cm">
          <draw:text-box>
            <text:p text:style-name="P1"><text:span text:style-name="T12">Se déconnecter de ses comptes réseaux sociaux (cf SSO).</text:span></text:p>
          </draw:text-box>
        </draw:frame>
      </draw:page>
      <draw:page draw:name="page13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2" draw:layer="layout" svg:width="8cm" svg:height="2.639cm" svg:x="1.2cm" svg:y="2.55cm">
          <draw:text-box>
            <text:p text:style-name="P1"><text:span text:style-name="T1">INFORMATION 1</text:span></text:p>
            <text:p text:style-name="P1"><text:span text:style-name="T1"/></text:p>
            <text:p text:style-name="P1"><text:span text:style-name="T1">@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2">INFORMATION 3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.3cm" svg:y="20.15cm">
          <draw:text-box>
            <text:p text:style-name="P1"><text:span text:style-name="T2">INFORMATION 7</text:span></text:p>
            <text:p text:style-name="P1"><text:span text:style-name="T2"/></text:p>
            <text:p text:style-name="P1"><text:span text:style-name="T2">@</text:span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14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Linux</text:span></text:p>
            <text:p text:style-name="P6"><text:span text:style-name="T12"/></text:p>
          </draw:text-box>
        </draw:frame>
        <draw:frame draw:style-name="gr13" draw:text-style-name="P3" draw:layer="layout" svg:width="8cm" svg:height="4.231cm" svg:x="11.8cm" svg:y="2.55cm">
          <draw:text-box>
            <text:p text:style-name="P1"><text:span text:style-name="T12">Horaire ouverture bar dégustation la fine mouss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Paris, Franc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3" draw:text-style-name="P3" draw:layer="layout" svg:width="8cm" svg:height="3.435cm" svg:x="11.9cm" svg:y="8.25cm">
          <draw:text-box>
            <text:p text:style-name="P1"><text:span text:style-name="T12">Centres d'intérêts : écologie, liberté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3.435cm" svg:x="11.8cm" svg:y="14.25cm">
          <draw:text-box>
            <text:p text:style-name="P1"><text:span text:style-name="T12">RDV manif du 8 juin à Républiqu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4" draw:text-style-name="P3" draw:layer="layout" svg:width="8cm" svg:height="4.973cm" svg:x="11.9cm" svg:y="19.15cm">
          <draw:text-box>
            <text:p text:style-name="P1"><text:span text:style-name="T12">Pseudo :</text:span></text:p>
            <text:p text:style-name="P1"><text:span text:style-name="T12">MegaPixel</text:span></text:p>
            <text:p text:style-name="P1"><text:span text:style-name="T12">Mot de passe : 6U3xaCehLSxE568</text:span></text:p>
            <text:p text:style-name="P6"><text:span text:style-name="T12"/></text:p>
          </draw:text-box>
        </draw:frame>
        <draw:frame draw:style-name="gr15" draw:text-style-name="P3" draw:layer="layout" svg:width="8cm" svg:height="5.76cm" svg:x="1.4cm" svg:y="12.5cm">
          <draw:text-box>
            <text:p text:style-name="P1"><text:span text:style-name="T12"/></text:p>
            <text:p text:style-name="P1"><text:span text:style-name="T12"/></text:p>
            <text:p text:style-name="P1"><text:span text:style-name="T12">Bic Phone avec 5 € de crédit.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.3cm" svg:y="19.85cm">
          <draw:text-box>
            <text:p text:style-name="P1"><text:span text:style-name="T12">laquadrature.net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</draw:page>
      <draw:page draw:name="page15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7" draw:layer="layout" svg:width="8cm" svg:height="2.639cm" svg:x="1.2cm" svg:y="2.55cm">
          <draw:text-box>
            <text:p text:style-name="P1"><text:span text:style-name="T14">INFORMATION 1</text:span></text:p>
            <text:p text:style-name="P1"><text:span text:style-name="T14"/></text:p>
            <text:p text:style-name="P1"><text:span text:style-name="T14">#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2">INFORMATION 3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.3cm" svg:y="20.15cm">
          <draw:text-box>
            <text:p text:style-name="P1"><text:span text:style-name="T2">INFORMATION 7</text:span></text:p>
            <text:p text:style-name="P1"><text:span text:style-name="T2"/></text:p>
            <text:p text:style-name="P1"><text:span text:style-name="T2">#</text:span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16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Windows</text:span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686cm" svg:y="2.625cm">
          <draw:text-box>
            <text:p text:style-name="P1"><text:span text:style-name="T12">Imprimer des pancarte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4.231cm" svg:x="1.2cm" svg:y="8.35cm">
          <draw:text-box>
            <text:p text:style-name="P1"><text:span text:style-name="T12">Barrage de Sivens, Lisle-sur-Tarn, zone humide du Testet.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3" draw:text-style-name="P3" draw:layer="layout" svg:width="8cm" svg:height="3.435cm" svg:x="11.9cm" svg:y="8.25cm">
          <draw:text-box>
            <text:p text:style-name="P1"><text:span text:style-name="T12">Centres d'intérêts : musique, jeux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3.435cm" svg:x="11.8cm" svg:y="14.25cm">
          <draw:text-box>
            <text:p text:style-name="P1"><text:span text:style-name="T12">RDV manif du 23 mai à Denfert Rochereau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4" draw:text-style-name="P3" draw:layer="layout" svg:width="8cm" svg:height="4.973cm" svg:x="11.9cm" svg:y="19.15cm">
          <draw:text-box>
            <text:p text:style-name="P1"><text:span text:style-name="T12">Pseudo :</text:span></text:p>
            <text:p text:style-name="P1"><text:span text:style-name="T12">SexyPikachu</text:span></text:p>
            <text:p text:style-name="P1"><text:span text:style-name="T12">Mot de passe : GP1337RW</text:span></text:p>
            <text:p text:style-name="P6"><text:span text:style-name="T12"/></text:p>
          </draw:text-box>
        </draw:frame>
        <draw:frame draw:style-name="gr15" draw:text-style-name="P3" draw:layer="layout" svg:width="8cm" svg:height="5.76cm" svg:x="1.4cm" svg:y="12.5cm">
          <draw:text-box>
            <text:p text:style-name="P1"><text:span text:style-name="T12"/></text:p>
            <text:p text:style-name="P1"><text:span text:style-name="T12"/></text:p>
            <text:p text:style-name="P1"><text:span text:style-name="T12">Marie-Monique Robin, sacrée croissance.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15" draw:text-style-name="P3" draw:layer="layout" svg:width="8cm" svg:height="5.76cm" svg:x="1.9cm" svg:y="17.84cm">
          <draw:text-box>
            <text:p text:style-name="P1"><text:span text:style-name="T12"/></text:p>
            <text:p text:style-name="P1"><text:span text:style-name="T12"/></text:p>
            <text:p text:style-name="P1"><text:span text:style-name="T12">Marie-Monique Robin, sacrée croissance.</text:span></text:p>
            <text:p text:style-name="P6"><text:span text:style-name="T12"/></text:p>
          </draw:text-box>
        </draw:frame>
      </draw:page>
      <draw:page draw:name="page17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7" draw:layer="layout" svg:width="8cm" svg:height="2.639cm" svg:x="1.2cm" svg:y="2.55cm">
          <draw:text-box>
            <text:p text:style-name="P1"><text:span text:style-name="T14">INFORMATION 1</text:span></text:p>
            <text:p text:style-name="P1"><text:span text:style-name="T14"/></text:p>
            <text:p text:style-name="P1"><text:span text:style-name="T15">[]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15">[]</text:span></text:p>
          </draw:text-box>
        </draw:frame>
        <draw:frame draw:style-name="gr10" draw:text-style-name="P3" draw:layer="layout" svg:width="8cm" svg:height="2.612cm" svg:x="1.2cm" svg:y="8.35cm">
          <draw:text-box>
            <text:p text:style-name="P1"><text:span text:style-name="T2">INFORMATION 3</text:span></text:p>
            <text:p text:style-name="P1"><text:span text:style-name="T15">[]</text:span></text:p>
          </draw:text-box>
        </draw:frame>
        <draw:frame draw:style-name="gr10" draw:text-style-name="P3" draw:layer="layout" svg:width="8cm" svg:height="2.639cm" svg:x="11.9cm" svg:y="8.25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15">[]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15">[]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15">[]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2">[]</text:span></text:p>
          </draw:text-box>
        </draw:frame>
        <draw:frame draw:style-name="gr10" draw:text-style-name="P3" draw:layer="layout" svg:width="8cm" svg:height="4.231cm" svg:x="1.3cm" svg:y="20.15cm">
          <draw:text-box>
            <text:p text:style-name="P1"><text:span text:style-name="T2">INFORMATION 7</text:span></text:p>
            <text:p text:style-name="P1"><text:span text:style-name="T15"/></text:p>
            <text:p text:style-name="P1"><text:span text:style-name="T15">[]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18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Windows 8</text:span></text:p>
            <text:p text:style-name="P6"><text:span text:style-name="T12"/></text:p>
          </draw:text-box>
        </draw:frame>
        <draw:frame draw:style-name="gr13" draw:text-style-name="P3" draw:layer="layout" svg:width="8cm" svg:height="4.231cm" svg:x="11.686cm" svg:y="2.625cm">
          <draw:text-box>
            <text:p text:style-name="P1"><text:span text:style-name="T12">Comment envoyer un gros fichier par mail</text:span></text:p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Nantes 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9cm" svg:y="8.25cm">
          <draw:text-box>
            <text:p text:style-name="P1"><text:span text:style-name="T12">Groupe de musique :</text:span></text:p>
            <text:p text:style-name="P1"><text:span text:style-name="T12">The Beatles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16" draw:text-style-name="P3" draw:layer="layout" svg:width="8cm" svg:height="9.065cm" svg:x="11.9cm" svg:y="17.5cm">
          <draw:text-box>
            <text:p text:style-name="P1"><text:span text:style-name="T12"/></text:p>
            <text:p text:style-name="P1"><text:span text:style-name="T12"/></text:p>
            <text:p text:style-name="P1"><text:span text:style-name="T12">Pseudo :</text:span></text:p>
            <text:p text:style-name="P1"><text:span text:style-name="T12">cabinetnantes</text:span></text:p>
            <text:p text:style-name="P1"><text:span text:style-name="T12">Mot de passe : </text:span></text:p>
            <text:p text:style-name="P1"><text:span text:style-name="T12">ringostar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5" draw:text-style-name="P3" draw:layer="layout" svg:width="8cm" svg:height="5.76cm" svg:x="1.4cm" svg:y="12.5cm">
          <draw:text-box>
            <text:p text:style-name="P1"><text:span text:style-name="T12"/></text:p>
            <text:p text:style-name="P1"><text:span text:style-name="T12">Chaussures à talon pointure 37 extra confort 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15" draw:text-style-name="P3" draw:layer="layout" svg:width="8cm" svg:height="5.76cm" svg:x="1.9cm" svg:y="17.84cm">
          <draw:text-box>
            <text:p text:style-name="P1"><text:span text:style-name="T12"/></text:p>
            <text:p text:style-name="P1"><text:span text:style-name="T12">Cartes animées anniversaire /</text:span></text:p>
            <text:p text:style-name="P6"><text:span text:style-name="T12"/></text:p>
          </draw:text-box>
        </draw:frame>
        <draw:frame draw:style-name="gr17" draw:text-style-name="P8" draw:layer="layout" svg:width="7.5cm" svg:height="3.806cm" svg:x="12.5cm" svg:y="12.5cm">
          <draw:text-box>
            <text:p><text:span text:style-name="T16"/></text:p>
            <text:p><text:span text:style-name="T16">Votre paiement pour un robot mixeur Dirty à <text:s/>bien été reçu</text:span></text:p>
            <text:p><text:span text:style-name="T16"><text:s/></text:span></text:p>
          </draw:text-box>
        </draw:frame>
      </draw:page>
      <draw:page draw:name="page19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0" draw:text-style-name="P7" draw:layer="layout" svg:width="8cm" svg:height="2.639cm" svg:x="1.2cm" svg:y="2.55cm">
          <draw:text-box>
            <text:p text:style-name="P1"><text:span text:style-name="T14">INFORMATION 1</text:span></text:p>
            <text:p text:style-name="P1"><text:span text:style-name="T14"/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2.639cm" svg:x="11.8cm" svg:y="2.55cm">
          <draw:text-box>
            <text:p text:style-name="P1"><text:span text:style-name="T2">INFORMATION 2</text:span></text:p>
            <text:p text:style-name="P1"><text:span text:style-name="T2"/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2.612cm" svg:x="1.2cm" svg:y="8.35cm">
          <draw:text-box>
            <text:p text:style-name="P1"><text:span text:style-name="T2">INFORMATION 3</text:span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2.639cm" svg:x="11.8cm" svg:y="8.161cm">
          <draw:text-box>
            <text:p text:style-name="P1"><text:span text:style-name="T2">INFORMATION 4</text:span></text:p>
            <text:p text:style-name="P1"><text:span text:style-name="T2"/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2">INFORMATION 6</text:span></text:p>
            <text:p text:style-name="P1"><text:span text:style-name="T2"/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2.639cm" svg:x="11.9cm" svg:y="20.15cm">
          <draw:text-box>
            <text:p text:style-name="P1"><text:span text:style-name="T2">INFORMATION 8</text:span></text:p>
            <text:p text:style-name="P1"><text:span text:style-name="T2"/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2.639cm" svg:x="1.2cm" svg:y="14.25cm">
          <draw:text-box>
            <text:p text:style-name="P1"><text:span text:style-name="T2">INFORMATION 5</text:span></text:p>
            <text:p text:style-name="P1"><text:span text:style-name="T2"/></text:p>
            <text:p text:style-name="P1"><text:span text:style-name="T15">\/\/\/\/</text:span></text:p>
          </draw:text-box>
        </draw:frame>
        <draw:frame draw:style-name="gr10" draw:text-style-name="P3" draw:layer="layout" svg:width="8cm" svg:height="4.231cm" svg:x="1.3cm" svg:y="20.15cm">
          <draw:text-box>
            <text:p text:style-name="P1"><text:span text:style-name="T2">INFORMATION 7</text:span></text:p>
            <text:p text:style-name="P1"><text:span text:style-name="T15"/></text:p>
            <text:p text:style-name="P1"><text:span text:style-name="T15">\/\/\/\/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1.9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10" draw:text-style-name="P3" draw:layer="layout" svg:width="8cm" svg:height="2.639cm" svg:x="1.3cm" svg:y="25.95cm">
          <draw:text-box>
            <text:p text:style-name="P1"><text:span text:style-name="T2">INFORMATION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20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Windows 8</text:span></text:p>
            <text:p text:style-name="P6"><text:span text:style-name="T12"/></text:p>
          </draw:text-box>
        </draw:frame>
        <draw:frame draw:style-name="gr13" draw:text-style-name="P3" draw:layer="layout" svg:width="8cm" svg:height="3.435cm" svg:x="11.686cm" svg:y="2.625cm">
          <draw:text-box>
            <text:p text:style-name="P1"><text:span text:style-name="T12">Vacances scolaires zone Paris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.2cm" svg:y="8.35cm">
          <draw:text-box>
            <text:p text:style-name="P1"><text:span text:style-name="T12"><text:s/></text:span><text:span text:style-name="T12">Paris 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9cm" svg:y="8.25cm">
          <draw:text-box>
            <text:p text:style-name="P1"><text:span text:style-name="T12">Identifée par Max le tatoueur</text:span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16" draw:text-style-name="P3" draw:layer="layout" svg:width="8cm" svg:height="9.065cm" svg:x="11.9cm" svg:y="17.5cm">
          <draw:text-box>
            <text:p text:style-name="P1"><text:span text:style-name="T12"/></text:p>
            <text:p text:style-name="P1"><text:span text:style-name="T12"/></text:p>
            <text:p text:style-name="P1"><text:span text:style-name="T12">Pseudo :</text:span></text:p>
            <text:p text:style-name="P1"><text:span text:style-name="T12">Heavymetalmachine</text:span></text:p>
            <text:p text:style-name="P1"><text:span text:style-name="T12">Mot de passe : analeo20052003 </text:span></text:p>
            <text:p text:style-name="P6"><text:span text:style-name="T12"/></text:p>
          </draw:text-box>
        </draw:frame>
        <draw:frame draw:style-name="gr15" draw:text-style-name="P3" draw:layer="layout" svg:width="8cm" svg:height="5.76cm" svg:x="1.4cm" svg:y="12.5cm">
          <draw:text-box>
            <text:p text:style-name="P1"><text:span text:style-name="T12"/></text:p>
            <text:p text:style-name="P1"><text:span text:style-name="T12"/></text:p>
            <text:p text:style-name="P1"><text:span text:style-name="T12">Fournitures scolaires discount 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15" draw:text-style-name="P3" draw:layer="layout" svg:width="8cm" svg:height="6.619cm" svg:x="1.9cm" svg:y="17.84cm">
          <draw:text-box>
            <text:p text:style-name="P1"><text:span text:style-name="T12"/></text:p>
            <text:p text:style-name="P1"><text:span text:style-name="T12"><text:s/></text:span><text:span text:style-name="T12">Comment se débarrasser des puces des cheveux définitivement?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7" draw:layer="layout" svg:width="7.5cm" svg:height="3.806cm" svg:x="12.5cm" svg:y="12.5cm">
          <draw:text-box>
            <text:p/>
            <text:p text:style-name="P1">Planning du service rame 6 semaine du 14 au 16</text:p>
            <text:p><text:s/></text:p>
          </draw:text-box>
        </draw:frame>
      </draw:page>
      <draw:page draw:name="page21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Mon identité</text:span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686cm" svg:y="2.625cm">
          <draw:text-box>
            <text:p text:style-name="P1"><text:span text:style-name="T12">Mon identité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12cm" svg:x="1.2cm" svg:y="8.35cm">
          <draw:text-box>
            <text:p text:style-name="P1"><text:span text:style-name="T12">Mon identité</text:span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9cm" svg:y="8.25cm">
          <draw:text-box>
            <text:p text:style-name="P1"><text:span text:style-name="T12">Mon identité</text:span></text:p>
            <text:p text:style-name="P6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18" draw:text-style-name="P3" draw:layer="layout" svg:width="8cm" svg:height="1.843cm" svg:x="11.6cm" svg:y="20cm">
          <draw:text-box>
            <text:p text:style-name="P1"><text:span text:style-name="T12">Mon identité</text:span></text:p>
            <text:p text:style-name="P6"><text:span text:style-name="T12"/></text:p>
          </draw:text-box>
        </draw:frame>
        <draw:frame draw:style-name="gr19" draw:text-style-name="P3" draw:layer="layout" svg:width="8cm" svg:height="1.843cm" svg:x="1.1cm" svg:y="14.1cm">
          <draw:text-box>
            <text:p text:style-name="P1"><text:span text:style-name="T12">Mon identité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20" draw:text-style-name="P3" draw:layer="layout" svg:width="8cm" svg:height="1.843cm" svg:x="1.3cm" svg:y="20cm">
          <draw:text-box>
            <text:p text:style-name="P1"><text:span text:style-name="T12">Mon identité</text:span></text:p>
            <text:p text:style-name="P6"><text:span text:style-name="T12"/></text:p>
          </draw:text-box>
        </draw:frame>
        <draw:frame draw:style-name="gr17" draw:text-style-name="P8" draw:layer="layout" svg:width="7.5cm" svg:height="1.843cm" svg:x="11.6cm" svg:y="13.9cm">
          <draw:text-box>
            <text:p text:style-name="P1"><text:span text:style-name="T12">Mon identité</text:span></text:p>
            <text:p text:style-name="P6"><text:span text:style-name="T12"/></text:p>
          </draw:text-box>
        </draw:frame>
      </draw:page>
      <draw:page draw:name="page22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21" draw:text-style-name="P10" draw:layer="layout" svg:width="9.4cm" svg:height="5.027cm" svg:x="1.1cm" svg:y="1.081cm">
          <draw:text-box>
            <text:p text:style-name="P9"><text:span text:style-name="T13">(*) L'oiseau-tonnerre (ou thunderbird) : Journaliste d'investigation basé-e au Brésil, aime les voyages, la botanique et la musique électronique. </text:span></text:p>
          </draw:text-box>
        </draw:frame>
        <draw:frame draw:style-name="gr22" draw:text-style-name="P10" draw:layer="layout" svg:width="9.5cm" svg:height="4.231cm" svg:x="10.5cm" svg:y="1.001cm">
          <draw:text-box>
            <text:p text:style-name="P9"><text:span text:style-name="T13">(+) Le panda roux (ou firefox) : Pâtissier/ère geek, contribue à Mozilla en traduisant du français vers l'espagnol.</text:span></text:p>
          </draw:text-box>
        </draw:frame>
        <draw:frame draw:style-name="gr8" draw:text-style-name="P10" draw:layer="layout" svg:width="9.4cm" svg:height="5.8cm" svg:x="1.1cm" svg:y="6.1cm">
          <draw:text-box>
            <text:p text:style-name="P9"><text:span text:style-name="T13">(°) Le dinosaure rouge : Etudiant-e en informatique, sensible aux problématiques de vie privée et de surveillance.</text:span></text:p>
          </draw:text-box>
        </draw:frame>
        <draw:frame draw:style-name="gr8" draw:text-style-name="P11" draw:layer="layout" svg:width="9.5cm" svg:height="5.8cm" svg:x="10.5cm" svg:y="6.1cm">
          <draw:text-box>
            <text:p text:style-name="P9"><text:span text:style-name="T13">(§) Le phoenix : Traducteur/trice spécialisé-e dans le domaine des systèmes embarqués, voyage souvent et apprécie la gastronomie locale.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23" draw:text-style-name="P13" draw:layer="layout" svg:width="9.5cm" svg:height="5.529cm" svg:x="10.5cm" svg:y="17.8cm">
          <draw:text-box>
            <text:p text:style-name="P12"><text:span text:style-name="T17">(</text:span><text:span text:style-name="T18">\/\/\/\/</text:span><text:span text:style-name="T19">) L</text:span><text:span text:style-name="T20">e papillon doré : Conductrice/teur de rame de métro salarié.e à la RATP, collectionne des timbres et fait la plupart de ses achats en ligne. A deux enfants de 8 et 10 ans. Habite à Bagnolet.</text:span></text:p>
          </draw:text-box>
        </draw:frame>
        <draw:frame draw:style-name="gr24" draw:text-style-name="P10" draw:layer="layout" svg:width="9.3cm" svg:height="5.823cm" svg:x="1.1cm" svg:y="11.957cm">
          <draw:text-box>
            <text:p text:style-name="P9"><text:span text:style-name="T13">(@) La licorne de brume : Militant-e de gauche radicale pour la défense des libertés, habitant en banlieue parisienne, amateur-trice de bière artisanale.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25" draw:text-style-name="P14" draw:layer="layout" svg:width="9.4cm" svg:height="6.3cm" svg:x="1.1cm" svg:y="17.9cm">
          <draw:text-box>
            <text:p text:style-name="P9"><text:span text:style-name="T21">([]) La fourmi violette : Secrétaire médicale, 55 ans, utilise l'informatique dans le cadre professionnel et dans sa vie personnelle pour communiquer avec ses enfants qui habitent à l'étranger. Il/Elle est fan de musique.</text:span></text:p>
          </draw:text-box>
        </draw:frame>
        <draw:frame draw:style-name="gr26" draw:text-style-name="P15" draw:layer="layout" svg:width="9.5cm" svg:height="5.9cm" svg:x="10.5cm" svg:y="11.9cm">
          <draw:text-box>
            <text:p text:style-name="P12"><text:span text:style-name="T13">(#) La pie verte : Militant-e écolo de 27 ans salarié-e chez Green Peace, geek, habitant à Sevran (93).</text:span></text:p>
            <text:p text:style-name="P6"><text:span text:style-name="T12"/></text:p>
          </draw:text-box>
        </draw:frame>
      </draw:page>
      <draw:page draw:name="page23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11" draw:text-style-name="P3" draw:layer="layout" svg:width="8cm" svg:height="1.843cm" svg:x="1.2cm" svg:y="2.55cm">
          <draw:text-box>
            <text:p text:style-name="P1"><text:span text:style-name="T12">Ma cible</text:span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686cm" svg:y="2.625cm">
          <draw:text-box>
            <text:p text:style-name="P1"><text:span text:style-name="T12">Ma cible</text:span></text:p>
            <text:p text:style-name="P1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12cm" svg:x="1.2cm" svg:y="8.35cm">
          <draw:text-box>
            <text:p text:style-name="P1"><text:span text:style-name="T12">Ma cible</text:span></text:p>
            <text:p text:style-name="P6"><text:span text:style-name="T12"/></text:p>
          </draw:text-box>
        </draw:frame>
        <draw:frame draw:style-name="gr13" draw:text-style-name="P3" draw:layer="layout" svg:width="8cm" svg:height="3.399cm" svg:x="11.9cm" svg:y="8.25cm">
          <draw:text-box>
            <text:p text:style-name="P1"><text:span text:style-name="T12">Ma cible</text:span></text:p>
            <text:p text:style-name="P6"><text:span text:style-name="T12"/></text:p>
            <text:p text:style-name="P6"><text:span text:style-name="T12"/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18" draw:text-style-name="P3" draw:layer="layout" svg:width="8cm" svg:height="1.843cm" svg:x="11.6cm" svg:y="20cm">
          <draw:text-box>
            <text:p text:style-name="P1"><text:span text:style-name="T12">Ma cible</text:span></text:p>
            <text:p text:style-name="P6"><text:span text:style-name="T12"/></text:p>
          </draw:text-box>
        </draw:frame>
        <draw:frame draw:style-name="gr19" draw:text-style-name="P3" draw:layer="layout" svg:width="8cm" svg:height="1.843cm" svg:x="1.1cm" svg:y="14.1cm">
          <draw:text-box>
            <text:p text:style-name="P1"><text:span text:style-name="T12">Ma cible</text:span></text:p>
            <text:p text:style-name="P6"><text:span text:style-name="T12"/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20" draw:text-style-name="P3" draw:layer="layout" svg:width="8cm" svg:height="1.843cm" svg:x="1.1cm" svg:y="19.9cm">
          <draw:text-box>
            <text:p text:style-name="P1"><text:span text:style-name="T12">Ma cible</text:span></text:p>
            <text:p text:style-name="P6"><text:span text:style-name="T12"/></text:p>
          </draw:text-box>
        </draw:frame>
        <draw:frame draw:style-name="gr17" draw:text-style-name="P15" draw:layer="layout" svg:width="7.5cm" svg:height="1.843cm" svg:x="11.6cm" svg:y="13.9cm">
          <draw:text-box>
            <text:p text:style-name="P1"><text:span text:style-name="T12">Ma cible</text:span></text:p>
            <text:p text:style-name="P6"><text:span text:style-name="T12"/></text:p>
          </draw:text-box>
        </draw:frame>
      </draw:page>
      <draw:page draw:name="page24" draw:style-name="dp1" draw:master-page-name="Default">
        <draw:line draw:style-name="gr1" draw:text-style-name="P1" draw:layer="layout" svg:x1="10.5cm" svg:y1="0cm" svg:x2="10.5cm" svg:y2="29.7cm">
          <text:p/>
        </draw:line>
        <draw:line draw:style-name="gr1" draw:text-style-name="P1" draw:layer="layout" svg:x1="0cm" svg:y1="6cm" svg:x2="21cm" svg:y2="6cm">
          <text:p/>
        </draw:line>
        <draw:line draw:style-name="gr1" draw:text-style-name="P1" draw:layer="layout" svg:x1="0cm" svg:y1="11.9cm" svg:x2="21cm" svg:y2="11.9cm">
          <text:p/>
        </draw:line>
        <draw:line draw:style-name="gr1" draw:text-style-name="P1" draw:layer="layout" svg:x1="0cm" svg:y1="17.8cm" svg:x2="21cm" svg:y2="17.8cm">
          <text:p/>
        </draw:line>
        <draw:line draw:style-name="gr1" draw:text-style-name="P1" draw:layer="layout" svg:x1="0cm" svg:y1="23.7cm" svg:x2="21cm" svg:y2="23.7cm">
          <text:p/>
        </draw:line>
        <draw:frame draw:style-name="gr21" draw:text-style-name="P10" draw:layer="layout" svg:width="9.4cm" svg:height="5.027cm" svg:x="1.1cm" svg:y="1.081cm">
          <draw:text-box>
            <text:p text:style-name="P9"><text:span text:style-name="T13">L'oiseau-tonnerre (ou thunderbird) : Journaliste d'investigation basé-e au Brésil, aime les voyages, la botanique et la musique électronique. </text:span></text:p>
          </draw:text-box>
        </draw:frame>
        <draw:frame draw:style-name="gr22" draw:text-style-name="P10" draw:layer="layout" svg:width="9.5cm" svg:height="3.435cm" svg:x="10.5cm" svg:y="1.001cm">
          <draw:text-box>
            <text:p text:style-name="P9"><text:span text:style-name="T13">Le panda roux (ou firefox) : Pâtissier/ère geek, contribue à Mozilla en traduisant du français vers l'espagnol.</text:span></text:p>
          </draw:text-box>
        </draw:frame>
        <draw:frame draw:style-name="gr8" draw:text-style-name="P10" draw:layer="layout" svg:width="9.4cm" svg:height="5.8cm" svg:x="1.1cm" svg:y="6.1cm">
          <draw:text-box>
            <text:p text:style-name="P9"><text:span text:style-name="T13">Le dinosaure rouge : Etudiant-e en informatique, sensible aux problématiques de vie privée et de surveillance.</text:span></text:p>
          </draw:text-box>
        </draw:frame>
        <draw:frame draw:style-name="gr8" draw:text-style-name="P11" draw:layer="layout" svg:width="9.5cm" svg:height="5.8cm" svg:x="10.5cm" svg:y="6.1cm">
          <draw:text-box>
            <text:p text:style-name="P9"><text:span text:style-name="T13">Le phoenix : Traducteur/trice spécialisé-e dans le domaine des systèmes embarqués, voyage souvent et apprécie la gastronomie locale.</text:span></text:p>
          </draw:text-box>
        </draw:frame>
        <draw:frame draw:style-name="gr10" draw:text-style-name="P3" draw:layer="layout" svg:width="8cm" svg:height="2.639cm" svg:x="11.8cm" svg:y="14.25cm">
          <draw:text-box>
            <text:p text:style-name="P1"><text:span text:style-name="T12"/></text:p>
            <text:p text:style-name="P1"><text:span text:style-name="T12"/></text:p>
            <text:p text:style-name="P6"><text:span text:style-name="T12"/></text:p>
          </draw:text-box>
        </draw:frame>
        <draw:frame draw:style-name="gr23" draw:text-style-name="P13" draw:layer="layout" svg:width="9.5cm" svg:height="5.529cm" svg:x="10.5cm" svg:y="17.8cm">
          <draw:text-box>
            <text:p text:style-name="P12"><text:span text:style-name="T19">L</text:span><text:span text:style-name="T20">e papillon doré : Conductrice/teur de rame de métro salarié.e à la RATP, collectionne des timbres et fait la plupart de ses achats en ligne. A deux enfants de 8 et 10 ans. Habite à Bagnolet.</text:span></text:p>
          </draw:text-box>
        </draw:frame>
        <draw:frame draw:style-name="gr24" draw:text-style-name="P10" draw:layer="layout" svg:width="9.3cm" svg:height="5.823cm" svg:x="1.1cm" svg:y="11.957cm">
          <draw:text-box>
            <text:p text:style-name="P9"><text:span text:style-name="T13">La licorne de brume : Militant-e de gauche radicale pour la défense des libertés, habitant en banlieue parisienne, amateur-trice de bière artisanale.</text:span></text:p>
          </draw:text-box>
        </draw:frame>
        <draw:frame draw:style-name="gr2" draw:text-style-name="P3" draw:layer="layout" svg:width="8cm" svg:height="1.55cm" svg:x="11.9cm" svg:y="25.95cm">
          <draw:text-box>
            <text:p text:style-name="P1"><text:span text:style-name="T12">This is a card.</text:span></text:p>
          </draw:text-box>
        </draw:frame>
        <draw:frame draw:style-name="gr2" draw:text-style-name="P3" draw:layer="layout" svg:width="8cm" svg:height="1.55cm" svg:x="1.3cm" svg:y="25.95cm">
          <draw:text-box>
            <text:p text:style-name="P1"><text:span text:style-name="T12">This is a card.</text:span></text:p>
          </draw:text-box>
        </draw:frame>
        <draw:frame draw:style-name="gr25" draw:text-style-name="P14" draw:layer="layout" svg:width="9.4cm" svg:height="6.3cm" svg:x="1.1cm" svg:y="17.9cm">
          <draw:text-box>
            <text:p text:style-name="P9"><text:span text:style-name="T21">La fourmi violette : Secrétaire médicale, 55 ans, utilise l'informatique dans le cadre professionnel et dans sa vie personnelle pour communiquer avec ses enfants qui habitent à l'étranger. Il/Elle est fan de musique.</text:span></text:p>
          </draw:text-box>
        </draw:frame>
        <draw:frame draw:style-name="gr26" draw:text-style-name="P16" draw:layer="layout" svg:width="9.5cm" svg:height="5.9cm" svg:x="10.5cm" svg:y="11.9cm">
          <draw:text-box>
            <text:p text:style-name="P12"><text:span text:style-name="T13">La pie verte : Militant-e écolo de 27 ans salarié-e chez Green Peace, geek, habitant à Sevran (93).</text:span></text:p>
            <text:p text:style-name="P6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FreeSans1" svg:font-family="FreeSans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true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ied_20_de_20_page_20_Car" style:display-name="Pied de page C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fo:font-size="11pt" style:font-size-asian="11pt" style:language-asian="en" style:country-asian="US" style:font-size-complex="11pt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 style:writing-mode="lr-tb"/>
      <style:text-properties fo:font-size="11pt" style:font-size-asian="11pt" style:language-asian="en" style:country-asian="US" style:font-size-complex="11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language-asian="en" style:country-asian="US" style:font-size-complex="11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 style:font-size-asian="11pt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1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1pt" style:font-size-asian="11pt" style:language-asian="en" style:country-asian="U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4:16:38</meta:creation-date>
    <dc:date>2015-10-17T13:50:22.487517415</dc:date>
    <meta:editing-duration>PT8H43M33S</meta:editing-duration>
    <meta:editing-cycles>46</meta:editing-cycles>
    <meta:generator>LibreOffice/4.2.8.2$Linux_X86_64 LibreOffice_project/420m0$Build-2</meta:generator>
    <meta:document-statistic meta:object-count="366"/>
  </office:meta>
</office:document-meta>
</file>